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5H30M52.000S" table:style-name="ce9">
            <text:p>15:30:52</text:p>
          </table:table-cell>
          <table:table-cell office:value-type="string" table:style-name="ce12">
            <text:p>Last</text:p>
          </table:table-cell>
          <table:table-cell office:value-type="time" office:time-value="PT15H33M22.000S" table:style-name="ce9">
            <text:p>15:33:22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5.8" table:style-name="ce13">
            <text:p>6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29.616666666666671" table:style-name="ce14">
            <text:p>29.6</text:p>
          </table:table-cell>
          <table:table-cell office:value-type="float" office:value="14.683333333333332" table:style-name="ce14">
            <text:p>14.7</text:p>
          </table:table-cell>
          <table:table-cell office:value-type="float" office:value="5.000000000000001E-2" table:style-name="ce14">
            <text:p>0.1</text:p>
          </table:table-cell>
          <table:table-cell office:value-type="float" office:value="55.6" table:style-name="ce14">
            <text:p>55.6</text:p>
          </table:table-cell>
          <table:table-cell office:value-type="float" office:value="44.300000000000004" table:style-name="ce14">
            <text:p>44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3.2" table:style-name="ce13">
            <text:p>13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5.099999999999994" table:style-name="ce14">
            <text:p>65.1</text:p>
          </table:table-cell>
          <table:table-cell office:value-type="float" office:value="23.3" table:style-name="ce14">
            <text:p>23.3</text:p>
          </table:table-cell>
          <table:table-cell office:value-type="float" office:value="0.1" table:style-name="ce14">
            <text:p>0.1</text:p>
          </table:table-cell>
          <table:table-cell office:value-type="float" office:value="96.6" table:style-name="ce14">
            <text:p>96.6</text:p>
          </table:table-cell>
          <table:table-cell office:value-type="float" office:value="80.699999999999989" table:style-name="ce14">
            <text:p>80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807H31M52.000S" table:style-name="ce9">
            <text:p>15:31:52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1980866629150246" table:style-name="ce14">
            <text:p>2.2</text:p>
          </table:table-cell>
          <table:table-cell office:value-type="float" office:value="1.5868331441543702" table:style-name="ce14">
            <text:p>1.6</text:p>
          </table:table-cell>
          <table:table-cell office:value-type="float" office:value="1.9999999999999998" table:style-name="ce14">
            <text:p>2.0</text:p>
          </table:table-cell>
          <table:table-cell office:value-type="float" office:value="1.7374100719424459" table:style-name="ce14">
            <text:p>1.7</text:p>
          </table:table-cell>
          <table:table-cell office:value-type="float" office:value="1.8216704288939047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9.6000000000000002E-2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39.57799999999997" table:style-name="ce13">
            <text:p>14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6.8778747367063595E-4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5-04T00:00:00" table:style-name="ce5">
            <text:p>04-May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30.510S" table:style-name="ce6">
            <text:p>00:15: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0.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3.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10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730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291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0257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43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673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584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435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191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91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674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3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0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0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7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555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47202 0 30342 1988953 7029 0 1017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34832 0 7965 495306 1785 0 502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37715 0 8028 496932 2262 0 172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37012 0 7439 497744 2179 0 166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37641 0 6908 498969 802 0 176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502889 54 330 0 0 0 0 2 0 1 0 0 0 1830 0 19626 68 0 0 0 0 0 0 0 22 0 0 0 0 0 0 0 0 27473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2762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6120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44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2680233 0 687594 74604 11290676 19666 0 323 161380 444 4455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526442033 11204700 <text:s text:c="3"/>0 <text:s text:c="3"/>0 <text:s text:c="3"/>0 <text:s text:c="4"/>0 <text:s text:c="9"/>0 <text:s text:c="8"/>0 526442033 1120470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0240738 <text:s/>144832 <text:s text:c="3"/>0 <text:s text:c="2"/>97 <text:s text:c="3"/>0 <text:s text:c="4"/>0 <text:s text:c="9"/>0 <text:s text:c="8"/>0 263992861 <text:s/>21670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255 13737 754902 326964 7366 166373 1393912 1348824 0 92428 1678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152 13707 753850 326120 7366 166373 1393912 1348824 0 92252 1678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4 0 0 0 0 0 44 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36 0 0 0 0 0 436 4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26 124425 21 20 4 53 29 57 20 0 1 0 4 2932736 400 4294967295 11546624 11646460 0 0 0 0 0 4096 536946211 4294967295 0 0 0 1 0 0 11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44832 errors:0 dropped:97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1670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0240738 (20.2 MB) <text:s/>TX bytes:263992861 (263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120470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120470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526442033 (526.4 MB) <text:s/>TX bytes:526442033 (526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22 <text:s text:c="5"/>2858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3.3000000000000003" table:style-name="ce1">
            <text:p>3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59.7" table:style-name="ce1">
            <text:p>59.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6.2" table:style-name="ce1">
            <text:p>26.2</text:p>
          </table:table-cell>
          <table:table-cell office:value-type="float" office:value="73.7" table:style-name="ce1">
            <text:p>73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15.6" table:style-name="ce1">
            <text:p>15.6</text:p>
          </table:table-cell>
          <table:table-cell office:value-type="float" office:value="0" table:style-name="ce1">
            <text:p>0</text:p>
          </table:table-cell>
          <table:table-cell office:value-type="float" office:value="19.2" table:style-name="ce1">
            <text:p>19.2</text:p>
          </table:table-cell>
          <table:table-cell office:value-type="float" office:value="80.699999999999989" table:style-name="ce1">
            <text:p>80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12.8" table:style-name="ce1">
            <text:p>12.8</text:p>
          </table:table-cell>
          <table:table-cell office:value-type="float" office:value="23.3" table:style-name="ce1">
            <text:p>23.3</text:p>
          </table:table-cell>
          <table:table-cell office:value-type="float" office:value="0.1" table:style-name="ce1">
            <text:p>0.1</text:p>
          </table:table-cell>
          <table:table-cell office:value-type="float" office:value="63.8" table:style-name="ce1">
            <text:p>63.8</text:p>
          </table:table-cell>
          <table:table-cell office:value-type="float" office:value="36.1" table:style-name="ce1">
            <text:p>36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27.4" table:style-name="ce1">
            <text:p>27.4</text:p>
          </table:table-cell>
          <table:table-cell office:value-type="float" office:value="22.3" table:style-name="ce1">
            <text:p>22.3</text:p>
          </table:table-cell>
          <table:table-cell office:value-type="float" office:value="0.1" table:style-name="ce1">
            <text:p>0.1</text:p>
          </table:table-cell>
          <table:table-cell office:value-type="float" office:value="50.2" table:style-name="ce1">
            <text:p>50.2</text:p>
          </table:table-cell>
          <table:table-cell office:value-type="float" office:value="49.7" table:style-name="ce1">
            <text:p>49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10.5" table:style-name="ce1">
            <text:p>10.5</text:p>
          </table:table-cell>
          <table:table-cell office:value-type="float" office:value="11.8" table:style-name="ce1">
            <text:p>11.8</text:p>
          </table:table-cell>
          <table:table-cell office:value-type="float" office:value="0.1" table:style-name="ce1">
            <text:p>0.1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22.3" table:style-name="ce1">
            <text:p>2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9.616666666666671" table:style-name="ce1">
            <text:p>29.61666667</text:p>
          </table:table-cell>
          <table:table-cell office:value-type="float" office:value="14.683333333333332" table:style-name="ce1">
            <text:p>14.68333333</text:p>
          </table:table-cell>
          <table:table-cell office:value-type="float" office:value="5.000000000000001E-2" table:style-name="ce1">
            <text:p>0.05</text:p>
          </table:table-cell>
          <table:table-cell office:value-type="float" office:value="55.6" table:style-name="ce1">
            <text:p>55.6</text:p>
          </table:table-cell>
          <table:table-cell office:value-type="float" office:value="44.300000000000004" table:style-name="ce1">
            <text:p>44.3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9.149999999999995" table:style-name="ce11">
            <text:p>29.2</text:p>
          </table:table-cell>
          <table:table-cell office:value-type="float" office:value="15.049999999999999" table:style-name="ce11">
            <text:p>15.1</text:p>
          </table:table-cell>
          <table:table-cell office:value-type="float" office:value="4.9999999999999996E-2" table:style-name="ce11">
            <text:p>0.1</text:p>
          </table:table-cell>
          <table:table-cell office:value-type="float" office:value="55.733333333333327" table:style-name="ce11">
            <text:p>55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0.2" table:style-name="ce11">
            <text:p>30.2</text:p>
          </table:table-cell>
          <table:table-cell office:value-type="float" office:value="15.25" table:style-name="ce11">
            <text:p>15.3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54.483333333333327" table:style-name="ce11">
            <text:p>5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0.866666666666671" table:style-name="ce11">
            <text:p>30.9</text:p>
          </table:table-cell>
          <table:table-cell office:value-type="float" office:value="14.65" table:style-name="ce11">
            <text:p>14.7</text:p>
          </table:table-cell>
          <table:table-cell office:value-type="float" office:value="0.10000000000000002" table:style-name="ce11">
            <text:p>0.1</text:p>
          </table:table-cell>
          <table:table-cell office:value-type="float" office:value="54.383333333333333" table:style-name="ce11">
            <text:p>5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1.216666666666665" table:style-name="ce11">
            <text:p>31.2</text:p>
          </table:table-cell>
          <table:table-cell office:value-type="float" office:value="14.049999999999999" table:style-name="ce11">
            <text:p>14.1</text:p>
          </table:table-cell>
          <table:table-cell office:value-type="float" office:value="0.16666666666666666" table:style-name="ce11">
            <text:p>0.2</text:p>
          </table:table-cell>
          <table:table-cell office:value-type="float" office:value="54.533333333333331" table:style-name="ce11">
            <text:p>54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3.2" table:style-name="ce1">
            <text:p>3.2</text:p>
          </table:table-cell>
          <table:table-cell office:value-type="float" office:value="51.2" table:style-name="ce1">
            <text:p>51.2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0" table:style-name="ce1">
            <text:p>0</text:p>
          </table:table-cell>
          <table:table-cell office:value-type="float" office:value="1042.4000000000001" table:style-name="ce1">
            <text:p>1042.4</text:p>
          </table:table-cell>
          <table:table-cell office:value-type="float" office:value="13.2" table:style-name="ce1">
            <text:p>13.2</text:p>
          </table:table-cell>
          <table:table-cell table:number-columns-repeated="16380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0" table:style-name="ce1">
            <text:p>0</text:p>
          </table:table-cell>
          <table:table-cell office:value-type="float" office:value="2494.1999999999998" table:style-name="ce1">
            <text:p>2494.2</text:p>
          </table:table-cell>
          <table:table-cell office:value-type="float" office:value="8.6" table:style-name="ce1">
            <text:p>8.6</text:p>
          </table:table-cell>
          <table:table-cell table:number-columns-repeated="16380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0" table:style-name="ce1">
            <text:p>0</text:p>
          </table:table-cell>
          <table:table-cell office:value-type="float" office:value="687.4" table:style-name="ce1">
            <text:p>687.4</text:p>
          </table:table-cell>
          <table:table-cell office:value-type="float" office:value="6.6" table:style-name="ce1">
            <text:p>6.6</text:p>
          </table:table-cell>
          <table:table-cell table:number-columns-repeated="16380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0" table:style-name="ce1">
            <text:p>0</text:p>
          </table:table-cell>
          <table:table-cell office:value-type="float" office:value="377.4" table:style-name="ce1">
            <text:p>377.4</text:p>
          </table:table-cell>
          <table:table-cell office:value-type="float" office:value="4.8" table:style-name="ce1">
            <text:p>4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53333333333333333" table:formula="msoxl:=AVERAGE(B2:B7)" table:style-name="ce8">
            <text:p>0.5</text:p>
          </table:table-cell>
          <table:table-cell office:value-type="float" office:value="775.43333333333328" table:formula="msoxl:=AVERAGE(C2:C7)" table:style-name="ce8">
            <text:p>775.4</text:p>
          </table:table-cell>
          <table:table-cell office:value-type="float" office:value="5.8" table:formula="msoxl:=AVERAGE(D2:D7)" table:style-name="ce8">
            <text:p>5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6666666666666674" table:formula="msoxl:=IF(B9=0,0,MAX(SUMPRODUCT(B2:B7,B2:B7)/SUM(B2:B7)-B9,0))" table:style-name="ce8">
            <text:p>2.7</text:p>
          </table:table-cell>
          <table:table-cell office:value-type="float" office:value="927.95882588946677" table:formula="msoxl:=IF(C9=0,0,MAX(SUMPRODUCT(C2:C7,C2:C7)/SUM(C2:C7)-C9,0))" table:style-name="ce8">
            <text:p>928.0</text:p>
          </table:table-cell>
          <table:table-cell office:value-type="float" office:value="3.3195402298850594" table:formula="msoxl:=IF(D9=0,0,MAX(SUMPRODUCT(D2:D7,D2:D7)/SUM(D2:D7)-D9,0))" table:style-name="ce8">
            <text:p>3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.4408920985006262E-16" table:formula="msoxl:=ABS(MAX(B2:B7)-B9-B10)" table:style-name="ce8">
            <text:p>0.0</text:p>
          </table:table-cell>
          <table:table-cell office:value-type="float" office:value="790.80784077719966" table:formula="msoxl:=ABS(MAX(C2:C7)-C9-C10)" table:style-name="ce8">
            <text:p>790.8</text:p>
          </table:table-cell>
          <table:table-cell office:value-type="float" office:value="4.0804597701149401" table:formula="msoxl:=ABS(MAX(D2:D7)-D9-D10)" table:style-name="ce8">
            <text:p>4.1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35.5" table:style-name="ce1">
            <text:p>35.5</text:p>
          </table:table-cell>
          <table:table-cell office:value-type="float" office:value="35.5" table:style-name="ce1">
            <text:p>3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1" table:style-name="ce1">
            <text:p>71</text:p>
          </table:table-cell>
          <table:table-cell table:number-columns-repeated="16128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7.19999999999999" table:style-name="ce1">
            <text:p>157.2</text:p>
          </table:table-cell>
          <table:table-cell table:number-columns-repeated="16128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290.10000000000002" table:style-name="ce1">
            <text:p>290.1</text:p>
          </table:table-cell>
          <table:table-cell office:value-type="float" office:value="290.10000000000002" table:style-name="ce1">
            <text:p>29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0.20000000000005" table:style-name="ce1">
            <text:p>580.2</text:p>
          </table:table-cell>
          <table:table-cell table:number-columns-repeated="16128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103.1" table:style-name="ce1">
            <text:p>103.1</text:p>
          </table:table-cell>
          <table:table-cell office:value-type="float" office:value="103.1" table:style-name="ce1">
            <text:p>10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6.2" table:style-name="ce1">
            <text:p>206.2</text:p>
          </table:table-cell>
          <table:table-cell table:number-columns-repeated="16128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77.5" table:style-name="ce1">
            <text:p>77.5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5" table:style-name="ce1">
            <text:p>155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7.466666666666683" table:formula="msoxl:=AVERAGE(B2:B7)" table:style-name="ce8">
            <text:p>97.5</text:p>
          </table:table-cell>
          <table:table-cell office:value-type="float" office:value="97.466666666666683" table:formula="msoxl:=AVERAGE(C2:C7)" table:style-name="ce8">
            <text:p>97.5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7.608709530323736" table:formula="msoxl:=IF(B9=0,0,MAX(SUMPRODUCT(B2:B7,B2:B7)/SUM(B2:B7)-B9,0))" table:style-name="ce8">
            <text:p>87.6</text:p>
          </table:table-cell>
          <table:table-cell office:value-type="float" office:value="87.608709530323736" table:formula="msoxl:=IF(C9=0,0,MAX(SUMPRODUCT(C2:C7,C2:C7)/SUM(C2:C7)-C9,0))" table:style-name="ce8">
            <text:p>87.6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5.02462380300959" table:formula="msoxl:=ABS(MAX(B2:B7)-B9-B10)" table:style-name="ce8">
            <text:p>105.0</text:p>
          </table:table-cell>
          <table:table-cell office:value-type="float" office:value="105.02462380300959" table:formula="msoxl:=ABS(MAX(C2:C7)-C9-C10)" table:style-name="ce8">
            <text:p>105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85.07537619699042" table:formula="msoxl:=B9+ B10" table:style-name="ce8">
            <text:p>185.1</text:p>
          </table:table-cell>
          <table:table-cell office:value-type="float" office:value="185.07537619699042" table:formula="msoxl:=C9+ C10" table:style-name="ce8">
            <text:p>185.1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1" table:style-name="ce1">
            <text:p>2.1</text:p>
          </table:table-cell>
          <table:table-cell table:number-columns-repeated="16128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1000000000000001" table:style-name="ce1">
            <text:p>1.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2" table:formula="msoxl:=AVERAGE(B2:B7)" table:style-name="ce8">
            <text:p>1.2</text:p>
          </table:table-cell>
          <table:table-cell office:value-type="float" office:value="1.2" table:formula="msoxl:=AVERAGE(C2:C7)" table:style-name="ce8">
            <text:p>1.2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98333333333333361" table:formula="msoxl:=IF(B9=0,0,MAX(SUMPRODUCT(B2:B7,B2:B7)/SUM(B2:B7)-B9,0))" table:style-name="ce8">
            <text:p>1.0</text:p>
          </table:table-cell>
          <table:table-cell office:value-type="float" office:value="0.96944444444444478" table:formula="msoxl:=IF(C9=0,0,MAX(SUMPRODUCT(C2:C7,C2:C7)/SUM(C2:C7)-C9,0))" table:style-name="ce8">
            <text:p>1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1666666666666634" table:formula="msoxl:=ABS(MAX(B2:B7)-B9-B10)" table:style-name="ce8">
            <text:p>0.7</text:p>
          </table:table-cell>
          <table:table-cell office:value-type="float" office:value="0.73055555555555518" table:formula="msoxl:=ABS(MAX(C2:C7)-C9-C10)" table:style-name="ce8">
            <text:p>0.7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1833333333333336" table:formula="msoxl:=B9+ B10" table:style-name="ce8">
            <text:p>2.2</text:p>
          </table:table-cell>
          <table:table-cell office:value-type="float" office:value="2.1694444444444447" table:formula="msoxl:=C9+ C10" table:style-name="ce8">
            <text:p>2.2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26666666666666666" table:formula="msoxl:=AVERAGE(B2:B7)" table:style-name="ce8">
            <text:p>0.3</text:p>
          </table:table-cell>
          <table:table-cell office:value-type="float" office:value="0.26666666666666666" table:formula="msoxl:=AVERAGE(C2:C7)" table:style-name="ce8">
            <text:p>0.3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3333333333333337" table:formula="msoxl:=IF(B9=0,0,MAX(SUMPRODUCT(B2:B7,B2:B7)/SUM(B2:B7)-B9,0))" table:style-name="ce8">
            <text:p>1.3</text:p>
          </table:table-cell>
          <table:table-cell office:value-type="float" office:value="1.3333333333333337" table:formula="msoxl:=IF(C9=0,0,MAX(SUMPRODUCT(C2:C7,C2:C7)/SUM(C2:C7)-C9,0))" table:style-name="ce8">
            <text:p>1.3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2204460492503131E-16" table:formula="msoxl:=ABS(MAX(B2:B7)-B9-B10)" table:style-name="ce8">
            <text:p>0.0</text:p>
          </table:table-cell>
          <table:table-cell office:value-type="float" office:value="2.2204460492503131E-16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.6000000000000003" table:formula="msoxl:=B9+ B10" table:style-name="ce8">
            <text:p>1.6</text:p>
          </table:table-cell>
          <table:table-cell office:value-type="float" office:value="1.6000000000000003" table:formula="msoxl:=C9+ C10" table:style-name="ce8">
            <text:p>1.6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25.6" table:style-name="ce1">
            <text:p>25.6</text:p>
          </table:table-cell>
          <table:table-cell office:value-type="float" office:value="25.6" table:style-name="ce1">
            <text:p>2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1.2" table:style-name="ce1">
            <text:p>51.2</text:p>
          </table:table-cell>
          <table:table-cell table:number-columns-repeated="16128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521.20000000000005" table:style-name="ce1">
            <text:p>521.2</text:p>
          </table:table-cell>
          <table:table-cell office:value-type="float" office:value="521.20000000000005" table:style-name="ce1">
            <text:p>52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42.4000000000001" table:style-name="ce1">
            <text:p>1042.4</text:p>
          </table:table-cell>
          <table:table-cell table:number-columns-repeated="16128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1247.0999999999999" table:style-name="ce1">
            <text:p>1247.1</text:p>
          </table:table-cell>
          <table:table-cell office:value-type="float" office:value="1247.0999999999999" table:style-name="ce1">
            <text:p>124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94.1999999999998" table:style-name="ce1">
            <text:p>2494.2</text:p>
          </table:table-cell>
          <table:table-cell table:number-columns-repeated="16128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343.7" table:style-name="ce1">
            <text:p>343.7</text:p>
          </table:table-cell>
          <table:table-cell office:value-type="float" office:value="343.7" table:style-name="ce1">
            <text:p>34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7.4" table:style-name="ce1">
            <text:p>687.4</text:p>
          </table:table-cell>
          <table:table-cell table:number-columns-repeated="16128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188.7" table:style-name="ce1">
            <text:p>188.7</text:p>
          </table:table-cell>
          <table:table-cell office:value-type="float" office:value="188.7" table:style-name="ce1">
            <text:p>18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7.4" table:style-name="ce1">
            <text:p>377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87.71666666666664" table:formula="msoxl:=AVERAGE(B2:B7)" table:style-name="ce8">
            <text:p>387.7</text:p>
          </table:table-cell>
          <table:table-cell office:value-type="float" office:value="387.71666666666664" table:formula="msoxl:=AVERAGE(C2:C7)" table:style-name="ce8">
            <text:p>387.7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63.97941294473338" table:formula="msoxl:=IF(B9=0,0,MAX(SUMPRODUCT(B2:B7,B2:B7)/SUM(B2:B7)-B9,0))" table:style-name="ce8">
            <text:p>464.0</text:p>
          </table:table-cell>
          <table:table-cell office:value-type="float" office:value="463.97941294473338" table:formula="msoxl:=IF(C9=0,0,MAX(SUMPRODUCT(C2:C7,C2:C7)/SUM(C2:C7)-C9,0))" table:style-name="ce8">
            <text:p>464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95.40392038859983" table:formula="msoxl:=ABS(MAX(B2:B7)-B9-B10)" table:style-name="ce8">
            <text:p>395.4</text:p>
          </table:table-cell>
          <table:table-cell office:value-type="float" office:value="395.40392038859983" table:formula="msoxl:=ABS(MAX(C2:C7)-C9-C10)" table:style-name="ce8">
            <text:p>395.4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51.69607961140002" table:formula="msoxl:=B9+ B10" table:style-name="ce8">
            <text:p>851.7</text:p>
          </table:table-cell>
          <table:table-cell office:value-type="float" office:value="851.69607961140002" table:formula="msoxl:=C9+ C10" table:style-name="ce8">
            <text:p>851.7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6.6" table:style-name="ce1">
            <text:p>6.6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2" table:style-name="ce1">
            <text:p>13.2</text:p>
          </table:table-cell>
          <table:table-cell table:number-columns-repeated="16128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9" table:formula="msoxl:=AVERAGE(B2:B7)" table:style-name="ce8">
            <text:p>2.9</text:p>
          </table:table-cell>
          <table:table-cell office:value-type="float" office:value="2.9" table:formula="msoxl:=AVERAGE(C2:C7)" table:style-name="ce8">
            <text:p>2.9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6597701149425297" table:formula="msoxl:=IF(B9=0,0,MAX(SUMPRODUCT(B2:B7,B2:B7)/SUM(B2:B7)-B9,0))" table:style-name="ce8">
            <text:p>1.7</text:p>
          </table:table-cell>
          <table:table-cell office:value-type="float" office:value="1.6597701149425297" table:formula="msoxl:=IF(C9=0,0,MAX(SUMPRODUCT(C2:C7,C2:C7)/SUM(C2:C7)-C9,0))" table:style-name="ce8">
            <text:p>1.7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04022988505747" table:formula="msoxl:=ABS(MAX(B2:B7)-B9-B10)" table:style-name="ce8">
            <text:p>2.0</text:p>
          </table:table-cell>
          <table:table-cell office:value-type="float" office:value="2.04022988505747" table:formula="msoxl:=ABS(MAX(C2:C7)-C9-C10)" table:style-name="ce8">
            <text:p>2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5597701149425296" table:formula="msoxl:=B9+ B10" table:style-name="ce8">
            <text:p>4.6</text:p>
          </table:table-cell>
          <table:table-cell office:value-type="float" office:value="4.5597701149425296" table:formula="msoxl:=C9+ C10" table:style-name="ce8">
            <text:p>4.6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949999999999996" table:formula="msoxl:=AVERAGE(B2:B7)" table:style-name="ce8">
            <text:p>58.0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6347425943577036E-4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4903652574056565" table:formula="msoxl:=ABS(MAX(B2:B7)-B9-B10)" table:style-name="ce8">
            <text:p>0.3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00.2" table:style-name="ce1">
            <text:p>4600.2</text:p>
          </table:table-cell>
          <table:table-cell office:value-type="float" office:value="3925.2" table:style-name="ce1">
            <text:p>3925.2</text:p>
          </table:table-cell>
          <table:table-cell office:value-type="float" office:value="675" table:style-name="ce1">
            <text:p>67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2.1" table:style-name="ce1">
            <text:p>712.1</text:p>
          </table:table-cell>
          <table:table-cell office:value-type="float" office:value="1978.4" table:style-name="ce1">
            <text:p>1978.4</text:p>
          </table:table-cell>
          <table:table-cell office:value-type="float" office:value="-1" table:style-name="ce1">
            <text:p>-1</text:p>
          </table:table-cell>
          <table:table-cell office:value-type="float" office:value="71.3" table:style-name="ce1">
            <text:p>71.3</text:p>
          </table:table-cell>
          <table:table-cell office:value-type="float" office:value="0" table:style-name="ce1">
            <text:p>0</text:p>
          </table:table-cell>
          <table:table-cell office:value-type="float" office:value="433.3" table:style-name="ce1">
            <text:p>433.3</text:p>
          </table:table-cell>
          <table:table-cell table:number-columns-repeated="16368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90.8" table:style-name="ce1">
            <text:p>4590.8</text:p>
          </table:table-cell>
          <table:table-cell office:value-type="float" office:value="3916.7" table:style-name="ce1">
            <text:p>3916.7</text:p>
          </table:table-cell>
          <table:table-cell office:value-type="float" office:value="674.1" table:style-name="ce1">
            <text:p>674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6.1" table:style-name="ce1">
            <text:p>726.1</text:p>
          </table:table-cell>
          <table:table-cell office:value-type="float" office:value="1976.8" table:style-name="ce1">
            <text:p>1976.8</text:p>
          </table:table-cell>
          <table:table-cell office:value-type="float" office:value="-1" table:style-name="ce1">
            <text:p>-1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0" table:style-name="ce1">
            <text:p>0</text:p>
          </table:table-cell>
          <table:table-cell office:value-type="float" office:value="443.5" table:style-name="ce1">
            <text:p>443.5</text:p>
          </table:table-cell>
          <table:table-cell table:number-columns-repeated="16368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3.3" table:style-name="ce1">
            <text:p>4463.3</text:p>
          </table:table-cell>
          <table:table-cell office:value-type="float" office:value="3790.3" table:style-name="ce1">
            <text:p>3790.3</text:p>
          </table:table-cell>
          <table:table-cell office:value-type="float" office:value="673" table:style-name="ce1">
            <text:p>67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4" table:style-name="ce1">
            <text:p>754</text:p>
          </table:table-cell>
          <table:table-cell office:value-type="float" office:value="2096.5" table:style-name="ce1">
            <text:p>2096.5</text:p>
          </table:table-cell>
          <table:table-cell office:value-type="float" office:value="-1" table:style-name="ce1">
            <text:p>-1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0" table:style-name="ce1">
            <text:p>0</text:p>
          </table:table-cell>
          <table:table-cell office:value-type="float" office:value="449.3" table:style-name="ce1">
            <text:p>449.3</text:p>
          </table:table-cell>
          <table:table-cell table:number-columns-repeated="16368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6.7" table:style-name="ce1">
            <text:p>4466.7</text:p>
          </table:table-cell>
          <table:table-cell office:value-type="float" office:value="3793.7" table:style-name="ce1">
            <text:p>3793.7</text:p>
          </table:table-cell>
          <table:table-cell office:value-type="float" office:value="673" table:style-name="ce1">
            <text:p>67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7.5" table:style-name="ce1">
            <text:p>757.5</text:p>
          </table:table-cell>
          <table:table-cell office:value-type="float" office:value="2096.3000000000002" table:style-name="ce1">
            <text:p>2096.3</text:p>
          </table:table-cell>
          <table:table-cell office:value-type="float" office:value="-1" table:style-name="ce1">
            <text:p>-1</text:p>
          </table:table-cell>
          <table:table-cell office:value-type="float" office:value="71.7" table:style-name="ce1">
            <text:p>71.7</text:p>
          </table:table-cell>
          <table:table-cell office:value-type="float" office:value="0" table:style-name="ce1">
            <text:p>0</text:p>
          </table:table-cell>
          <table:table-cell office:value-type="float" office:value="446.3" table:style-name="ce1">
            <text:p>446.3</text:p>
          </table:table-cell>
          <table:table-cell table:number-columns-repeated="16368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84.8" table:style-name="ce1">
            <text:p>4484.8</text:p>
          </table:table-cell>
          <table:table-cell office:value-type="float" office:value="3812.1" table:style-name="ce1">
            <text:p>3812.1</text:p>
          </table:table-cell>
          <table:table-cell office:value-type="float" office:value="672.7" table:style-name="ce1">
            <text:p>672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9.1" table:style-name="ce1">
            <text:p>739.1</text:p>
          </table:table-cell>
          <table:table-cell office:value-type="float" office:value="2082.1999999999998" table:style-name="ce1">
            <text:p>2082.2</text:p>
          </table:table-cell>
          <table:table-cell office:value-type="float" office:value="-1" table:style-name="ce1">
            <text:p>-1</text:p>
          </table:table-cell>
          <table:table-cell office:value-type="float" office:value="71.7" table:style-name="ce1">
            <text:p>71.7</text:p>
          </table:table-cell>
          <table:table-cell office:value-type="float" office:value="0" table:style-name="ce1">
            <text:p>0</text:p>
          </table:table-cell>
          <table:table-cell office:value-type="float" office:value="442.2" table:style-name="ce1">
            <text:p>442.2</text:p>
          </table:table-cell>
          <table:table-cell table:number-columns-repeated="16368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8.7" table:style-name="ce1">
            <text:p>4508.7</text:p>
          </table:table-cell>
          <table:table-cell office:value-type="float" office:value="3835.4" table:style-name="ce1">
            <text:p>3835.4</text:p>
          </table:table-cell>
          <table:table-cell office:value-type="float" office:value="673.3" table:style-name="ce1">
            <text:p>67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5.4" table:style-name="ce1">
            <text:p>715.4</text:p>
          </table:table-cell>
          <table:table-cell office:value-type="float" office:value="2064.4" table:style-name="ce1">
            <text:p>2064.4</text:p>
          </table:table-cell>
          <table:table-cell office:value-type="float" office:value="-1" table:style-name="ce1">
            <text:p>-1</text:p>
          </table:table-cell>
          <table:table-cell office:value-type="float" office:value="71.8" table:style-name="ce1">
            <text:p>71.8</text:p>
          </table:table-cell>
          <table:table-cell office:value-type="float" office:value="0" table:style-name="ce1">
            <text:p>0</text:p>
          </table:table-cell>
          <table:table-cell office:value-type="float" office:value="436.4" table:style-name="ce1">
            <text:p>436.4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8775.5" table:style-name="ce1">
            <text:p>8775.5</text:p>
          </table:table-cell>
          <table:table-cell office:value-type="float" office:value="183.6" table:style-name="ce1">
            <text:p>183.6</text:p>
          </table:table-cell>
          <table:table-cell office:value-type="float" office:value="8775.5" table:style-name="ce1">
            <text:p>8775.5</text:p>
          </table:table-cell>
          <table:table-cell office:value-type="float" office:value="532.29999999999995" table:style-name="ce1">
            <text:p>532.3</text:p>
          </table:table-cell>
          <table:table-cell office:value-type="float" office:value="17551" table:style-name="ce1">
            <text:p>17551</text:p>
          </table:table-cell>
          <table:table-cell office:value-type="float" office:value="715.9" table:style-name="ce1">
            <text:p>715.9</text:p>
          </table:table-cell>
          <table:table-cell office:value-type="float" office:value="8959.1" table:style-name="ce1">
            <text:p>8959.1</text:p>
          </table:table-cell>
          <table:table-cell office:value-type="float" office:value="-9307.7999999999993" table:style-name="ce1">
            <text:p>-9307.8</text:p>
          </table:table-cell>
          <table:table-cell table:number-columns-repeated="16375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7443.1" table:style-name="ce1">
            <text:p>7443.1</text:p>
          </table:table-cell>
          <table:table-cell office:value-type="float" office:value="24.6" table:style-name="ce1">
            <text:p>24.6</text:p>
          </table:table-cell>
          <table:table-cell office:value-type="float" office:value="7443.1" table:style-name="ce1">
            <text:p>7443.1</text:p>
          </table:table-cell>
          <table:table-cell office:value-type="float" office:value="1054" table:style-name="ce1">
            <text:p>1054</text:p>
          </table:table-cell>
          <table:table-cell office:value-type="float" office:value="14886.2" table:style-name="ce1">
            <text:p>14886.2</text:p>
          </table:table-cell>
          <table:table-cell office:value-type="float" office:value="1078.5999999999999" table:style-name="ce1">
            <text:p>1078.6</text:p>
          </table:table-cell>
          <table:table-cell office:value-type="float" office:value="7467.7000000000007" table:style-name="ce1">
            <text:p>7467.7</text:p>
          </table:table-cell>
          <table:table-cell office:value-type="float" office:value="-8497.1" table:style-name="ce1">
            <text:p>-8497.1</text:p>
          </table:table-cell>
          <table:table-cell table:number-columns-repeated="16375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910.7" table:style-name="ce1">
            <text:p>910.7</text:p>
          </table:table-cell>
          <table:table-cell office:value-type="float" office:value="15.4" table:style-name="ce1">
            <text:p>15.4</text:p>
          </table:table-cell>
          <table:table-cell office:value-type="float" office:value="910.7" table:style-name="ce1">
            <text:p>910.7</text:p>
          </table:table-cell>
          <table:table-cell office:value-type="float" office:value="126.2" table:style-name="ce1">
            <text:p>126.2</text:p>
          </table:table-cell>
          <table:table-cell office:value-type="float" office:value="1821.4" table:style-name="ce1">
            <text:p>1821.4</text:p>
          </table:table-cell>
          <table:table-cell office:value-type="float" office:value="141.6" table:style-name="ce1">
            <text:p>141.6</text:p>
          </table:table-cell>
          <table:table-cell office:value-type="float" office:value="926.1" table:style-name="ce1">
            <text:p>926.1</text:p>
          </table:table-cell>
          <table:table-cell office:value-type="float" office:value="-1036.9000000000001" table:style-name="ce1">
            <text:p>-1036.9</text:p>
          </table:table-cell>
          <table:table-cell table:number-columns-repeated="16375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1630" table:style-name="ce1">
            <text:p>1630</text:p>
          </table:table-cell>
          <table:table-cell office:value-type="float" office:value="18.8" table:style-name="ce1">
            <text:p>18.8</text:p>
          </table:table-cell>
          <table:table-cell office:value-type="float" office:value="1630" table:style-name="ce1">
            <text:p>1630</text:p>
          </table:table-cell>
          <table:table-cell office:value-type="float" office:value="219" table:style-name="ce1">
            <text:p>219</text:p>
          </table:table-cell>
          <table:table-cell office:value-type="float" office:value="3260" table:style-name="ce1">
            <text:p>3260</text:p>
          </table:table-cell>
          <table:table-cell office:value-type="float" office:value="237.8" table:style-name="ce1">
            <text:p>237.8</text:p>
          </table:table-cell>
          <table:table-cell office:value-type="float" office:value="1648.8" table:style-name="ce1">
            <text:p>1648.8</text:p>
          </table:table-cell>
          <table:table-cell office:value-type="float" office:value="-1849" table:style-name="ce1">
            <text:p>-1849</text:p>
          </table:table-cell>
          <table:table-cell table:number-columns-repeated="16375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1046.5999999999999" table:style-name="ce1">
            <text:p>1046.6</text:p>
          </table:table-cell>
          <table:table-cell office:value-type="float" office:value="12.3" table:style-name="ce1">
            <text:p>12.3</text:p>
          </table:table-cell>
          <table:table-cell office:value-type="float" office:value="1046.5999999999999" table:style-name="ce1">
            <text:p>1046.6</text:p>
          </table:table-cell>
          <table:table-cell office:value-type="float" office:value="132.30000000000001" table:style-name="ce1">
            <text:p>132.3</text:p>
          </table:table-cell>
          <table:table-cell office:value-type="float" office:value="2093.1999999999998" table:style-name="ce1">
            <text:p>2093.2</text:p>
          </table:table-cell>
          <table:table-cell office:value-type="float" office:value="144.60000000000002" table:style-name="ce1">
            <text:p>144.6</text:p>
          </table:table-cell>
          <table:table-cell office:value-type="float" office:value="1058.8999999999999" table:style-name="ce1">
            <text:p>1058.9</text:p>
          </table:table-cell>
          <table:table-cell office:value-type="float" office:value="-1178.8999999999999" table:style-name="ce1">
            <text:p>-1178.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00.9833333333331" table:formula="msoxl:=AVERAGE(B2:B7)" table:style-name="ce8">
            <text:p>3301.0</text:p>
          </table:table-cell>
          <table:table-cell office:value-type="float" office:value="42.550000000000004" table:formula="msoxl:=AVERAGE(C2:C7)" table:style-name="ce8">
            <text:p>42.6</text:p>
          </table:table-cell>
          <table:table-cell office:value-type="float" office:value="3300.9833333333331" table:formula="msoxl:=AVERAGE(D2:D7)" table:style-name="ce8">
            <text:p>3301.0</text:p>
          </table:table-cell>
          <table:table-cell office:value-type="float" office:value="344" table:formula="msoxl:=AVERAGE(E2:E7)" table:style-name="ce8">
            <text:p>344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615.6821001991016" table:formula="msoxl:=IF(B9=0,0,MAX(SUMPRODUCT(B2:B7,B2:B7)/SUM(B2:B7)-B9,0))" table:style-name="ce8">
            <text:p>3615.7</text:p>
          </table:table-cell>
          <table:table-cell office:value-type="float" office:value="94.764414414414432" table:formula="msoxl:=IF(C9=0,0,MAX(SUMPRODUCT(C2:C7,C2:C7)/SUM(C2:C7)-C9,0))" table:style-name="ce8">
            <text:p>94.8</text:p>
          </table:table-cell>
          <table:table-cell office:value-type="float" office:value="3615.6821001991016" table:formula="msoxl:=IF(D9=0,0,MAX(SUMPRODUCT(D2:D7,D2:D7)/SUM(D2:D7)-D9,0))" table:style-name="ce8">
            <text:p>3615.7</text:p>
          </table:table-cell>
          <table:table-cell office:value-type="float" office:value="370.94673449612401" table:formula="msoxl:=IF(E9=0,0,MAX(SUMPRODUCT(E2:E7,E2:E7)/SUM(E2:E7)-E9,0))" table:style-name="ce8">
            <text:p>370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858.8345664675649" table:formula="msoxl:=ABS(MAX(B2:B7)-B9-B10)" table:style-name="ce8">
            <text:p>1858.8</text:p>
          </table:table-cell>
          <table:table-cell office:value-type="float" office:value="46.285585585585551" table:formula="msoxl:=ABS(MAX(C2:C7)-C9-C10)" table:style-name="ce8">
            <text:p>46.3</text:p>
          </table:table-cell>
          <table:table-cell office:value-type="float" office:value="1858.8345664675649" table:formula="msoxl:=ABS(MAX(D2:D7)-D9-D10)" table:style-name="ce8">
            <text:p>1858.8</text:p>
          </table:table-cell>
          <table:table-cell office:value-type="float" office:value="339.05326550387599" table:formula="msoxl:=ABS(MAX(E2:E7)-E9-E10)" table:style-name="ce8">
            <text:p>339.1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0" table:style-name="ce1">
            <text:p>0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30201.9" table:style-name="ce1">
            <text:p>30201.9</text:p>
          </table:table-cell>
          <table:table-cell office:value-type="float" office:value="527.5" table:style-name="ce1">
            <text:p>527.5</text:p>
          </table:table-cell>
          <table:table-cell office:value-type="float" office:value="30201.9" table:style-name="ce1">
            <text:p>30201.9</text:p>
          </table:table-cell>
          <table:table-cell office:value-type="float" office:value="835.5" table:style-name="ce1">
            <text:p>835.5</text:p>
          </table:table-cell>
          <table:table-cell table:number-columns-repeated="16379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26822.799999999999" table:style-name="ce1">
            <text:p>26822.8</text:p>
          </table:table-cell>
          <table:table-cell office:value-type="float" office:value="296" table:style-name="ce1">
            <text:p>296</text:p>
          </table:table-cell>
          <table:table-cell office:value-type="float" office:value="26822.799999999999" table:style-name="ce1">
            <text:p>26822.8</text:p>
          </table:table-cell>
          <table:table-cell office:value-type="float" office:value="773.8" table:style-name="ce1">
            <text:p>773.8</text:p>
          </table:table-cell>
          <table:table-cell table:number-columns-repeated="16379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3430.6" table:style-name="ce1">
            <text:p>3430.6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3430.6" table:style-name="ce1">
            <text:p>3430.6</text:p>
          </table:table-cell>
          <table:table-cell office:value-type="float" office:value="126.3" table:style-name="ce1">
            <text:p>126.3</text:p>
          </table:table-cell>
          <table:table-cell table:number-columns-repeated="16379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5671.6" table:style-name="ce1">
            <text:p>5671.6</text:p>
          </table:table-cell>
          <table:table-cell office:value-type="float" office:value="93" table:style-name="ce1">
            <text:p>93</text:p>
          </table:table-cell>
          <table:table-cell office:value-type="float" office:value="5671.6" table:style-name="ce1">
            <text:p>5671.6</text:p>
          </table:table-cell>
          <table:table-cell office:value-type="float" office:value="194.7" table:style-name="ce1">
            <text:p>194.7</text:p>
          </table:table-cell>
          <table:table-cell table:number-columns-repeated="16379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3687.8" table:style-name="ce1">
            <text:p>3687.8</text:p>
          </table:table-cell>
          <table:table-cell office:value-type="float" office:value="61.3" table:style-name="ce1">
            <text:p>61.3</text:p>
          </table:table-cell>
          <table:table-cell office:value-type="float" office:value="3687.8" table:style-name="ce1">
            <text:p>3687.8</text:p>
          </table:table-cell>
          <table:table-cell office:value-type="float" office:value="121.7" table:style-name="ce1">
            <text:p>121.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635.783333333333" table:formula="msoxl:=AVERAGE(B2:B7)" table:style-name="ce8">
            <text:p>11635.8</text:p>
          </table:table-cell>
          <table:table-cell office:value-type="float" office:value="176.15" table:formula="msoxl:=AVERAGE(C2:C7)" table:style-name="ce8">
            <text:p>176.2</text:p>
          </table:table-cell>
          <table:table-cell office:value-type="float" office:value="11635.783333333333" table:formula="msoxl:=AVERAGE(D2:D7)" table:style-name="ce8">
            <text:p>11635.8</text:p>
          </table:table-cell>
          <table:table-cell office:value-type="float" office:value="342.14999999999992" table:formula="msoxl:=AVERAGE(E2:E7)" table:style-name="ce8">
            <text:p>342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559.025141242935" table:formula="msoxl:=IF(B9=0,0,MAX(SUMPRODUCT(B2:B7,B2:B7)/SUM(B2:B7)-B9,0))" table:style-name="ce8">
            <text:p>12559.0</text:p>
          </table:table-cell>
          <table:table-cell office:value-type="float" office:value="186.08785599394454" table:formula="msoxl:=IF(C9=0,0,MAX(SUMPRODUCT(C2:C7,C2:C7)/SUM(C2:C7)-C9,0))" table:style-name="ce8">
            <text:p>186.1</text:p>
          </table:table-cell>
          <table:table-cell office:value-type="float" office:value="12559.025141242935" table:formula="msoxl:=IF(D9=0,0,MAX(SUMPRODUCT(D2:D7,D2:D7)/SUM(D2:D7)-D9,0))" table:style-name="ce8">
            <text:p>12559.0</text:p>
          </table:table-cell>
          <table:table-cell office:value-type="float" office:value="323.00571630376561" table:formula="msoxl:=IF(E9=0,0,MAX(SUMPRODUCT(E2:E7,E2:E7)/SUM(E2:E7)-E9,0))" table:style-name="ce8">
            <text:p>323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007.0915254237334" table:formula="msoxl:=ABS(MAX(B2:B7)-B9-B10)" table:style-name="ce8">
            <text:p>6007.1</text:p>
          </table:table-cell>
          <table:table-cell office:value-type="float" office:value="165.26214400605548" table:formula="msoxl:=ABS(MAX(C2:C7)-C9-C10)" table:style-name="ce8">
            <text:p>165.3</text:p>
          </table:table-cell>
          <table:table-cell office:value-type="float" office:value="6007.0915254237334" table:formula="msoxl:=ABS(MAX(D2:D7)-D9-D10)" table:style-name="ce8">
            <text:p>6007.1</text:p>
          </table:table-cell>
          <table:table-cell office:value-type="float" office:value="170.34428369623447" table:formula="msoxl:=ABS(MAX(E2:E7)-E9-E10)" table:style-name="ce8">
            <text:p>170.3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34782.300000000003" table:style-name="ce1">
            <text:p>34782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30310.5" table:style-name="ce1">
            <text:p>3031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4189.6000000000004" table:style-name="ce1">
            <text:p>4189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7314.3" table:style-name="ce1">
            <text:p>7314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398.8" table:style-name="ce1">
            <text:p>439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5" table:style-name="ce1">
            <text:p>8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854" table:style-name="ce1">
            <text:p>6854</text:p>
          </table:table-cell>
          <table:table-cell office:value-type="float" office:value="-1" table:style-name="ce1">
            <text:p>-1</text:p>
          </table:table-cell>
          <table:table-cell office:value-type="float" office:value="1732" table:style-name="ce1">
            <text:p>1732</text:p>
          </table:table-cell>
          <table:table-cell office:value-type="float" office:value="466" table:style-name="ce1">
            <text:p>466</text:p>
          </table:table-cell>
          <table:table-cell office:value-type="float" office:value="-1" table:style-name="ce1">
            <text:p>-1</text:p>
          </table:table-cell>
          <table:table-cell office:value-type="float" office:value="200566" table:style-name="ce1">
            <text:p>20056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84" table:style-name="ce1">
            <text:p>18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table:number-columns-repeated="16346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02" table:style-name="ce1">
            <text:p>5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2" table:style-name="ce1">
            <text:p>1082</text:p>
          </table:table-cell>
          <table:table-cell office:value-type="float" office:value="0" table:style-name="ce1">
            <text:p>0</text:p>
          </table:table-cell>
          <table:table-cell office:value-type="float" office:value="1579" table:style-name="ce1">
            <text:p>15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0567" table:style-name="ce1">
            <text:p>-2005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16" table:style-name="ce1">
            <text:p>-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53" table:style-name="ce1">
            <text:p>53</text:p>
          </table:table-cell>
          <table:table-cell table:number-columns-repeated="16346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75" table:style-name="ce1">
            <text:p>9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313" table:style-name="ce1">
            <text:p>-4313</text:p>
          </table:table-cell>
          <table:table-cell office:value-type="float" office:value="0" table:style-name="ce1">
            <text:p>0</text:p>
          </table:table-cell>
          <table:table-cell office:value-type="float" office:value="497" table:style-name="ce1">
            <text:p>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46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19" table:style-name="ce1">
            <text:p>2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9" table:style-name="ce1">
            <text:p>2689</text:p>
          </table:table-cell>
          <table:table-cell office:value-type="float" office:value="0" table:style-name="ce1">
            <text:p>0</text:p>
          </table:table-cell>
          <table:table-cell office:value-type="float" office:value="-2452" table:style-name="ce1">
            <text:p>-24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75" table:style-name="ce1">
            <text:p>-75</text:p>
          </table:table-cell>
          <table:table-cell table:number-columns-repeated="16346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5" table:style-name="ce1">
            <text:p>1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8" table:style-name="ce1">
            <text:p>668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table:number-columns-repeated="16346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68" table:style-name="ce1">
            <text:p>6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4187" table:style-name="ce1">
            <text:p>4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510" table:style-name="ce1">
            <text:p>2015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41" table:style-name="ce1">
            <text:p>-41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30M52.000S" table:style-name="ce9">
            <text:p>15:30:52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30M52.000S" table:style-name="ce10">
            <text:p>15: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31M22.000S" table:style-name="ce9">
            <text:p>15:31:22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31M22.000S" table:style-name="ce10">
            <text:p>15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31M52.000S" table:style-name="ce9">
            <text:p>15:31:52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31M52.000S" table:style-name="ce10">
            <text:p>15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32M22.000S" table:style-name="ce9">
            <text:p>15:32:22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32M22.000S" table:style-name="ce10">
            <text:p>15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5H32M52.000S" table:style-name="ce9">
            <text:p>15:32:52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32M52.000S" table:style-name="ce10">
            <text:p>15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5H33M22.000S" table:style-name="ce9">
            <text:p>15:33:22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33M22.000S" table:style-name="ce10">
            <text:p>15:33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6.5" table:style-name="ce1">
            <text:p>6.5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float" office:value="91.7" table:style-name="ce1">
            <text:p>91.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55.7" table:style-name="ce1">
            <text:p>55.7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29.9" table:style-name="ce1">
            <text:p>29.9</text:p>
          </table:table-cell>
          <table:table-cell office:value-type="float" office:value="70.100000000000009" table:style-name="ce1">
            <text:p>70.1</text:p>
          </table:table-cell>
          <table:table-cell table:number-columns-repeated="16378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62.9" table:style-name="ce1">
            <text:p>62.9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12.4" table:style-name="ce1">
            <text:p>12.4</text:p>
          </table:table-cell>
          <table:table-cell office:value-type="float" office:value="24.4" table:style-name="ce1">
            <text:p>24.4</text:p>
          </table:table-cell>
          <table:table-cell office:value-type="float" office:value="0" table:style-name="ce1">
            <text:p>0</text:p>
          </table:table-cell>
          <table:table-cell office:value-type="float" office:value="63.1" table:style-name="ce1">
            <text:p>63.1</text:p>
          </table:table-cell>
          <table:table-cell office:value-type="float" office:value="36.799999999999997" table:style-name="ce1">
            <text:p>36.8</text:p>
          </table:table-cell>
          <table:table-cell table:number-columns-repeated="16378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27.7" table:style-name="ce1">
            <text:p>27.7</text:p>
          </table:table-cell>
          <table:table-cell office:value-type="float" office:value="22.8" table:style-name="ce1">
            <text:p>22.8</text:p>
          </table:table-cell>
          <table:table-cell office:value-type="float" office:value="0" table:style-name="ce1">
            <text:p>0</text:p>
          </table:table-cell>
          <table:table-cell office:value-type="float" office:value="49.5" table:style-name="ce1">
            <text:p>49.5</text:p>
          </table:table-cell>
          <table:table-cell office:value-type="float" office:value="50.5" table:style-name="ce1">
            <text:p>50.5</text:p>
          </table:table-cell>
          <table:table-cell table:number-columns-repeated="16378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77.2" table:style-name="ce1">
            <text:p>77.2</text:p>
          </table:table-cell>
          <table:table-cell office:value-type="float" office:value="22.799999999999997" table:style-name="ce1">
            <text:p>22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9.149999999999995" table:style-name="ce1">
            <text:p>29.15</text:p>
          </table:table-cell>
          <table:table-cell office:value-type="float" office:value="15.049999999999999" table:style-name="ce1">
            <text:p>15.05</text:p>
          </table:table-cell>
          <table:table-cell office:value-type="float" office:value="4.9999999999999996E-2" table:style-name="ce1">
            <text:p>0.05</text:p>
          </table:table-cell>
          <table:table-cell office:value-type="float" office:value="55.733333333333327" table:style-name="ce1">
            <text:p>55.73333333</text:p>
          </table:table-cell>
          <table:table-cell office:value-type="float" office:value="44.20000000000001" table:style-name="ce1">
            <text:p>44.2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6.9" table:style-name="ce1">
            <text:p>6.9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91.2" table:style-name="ce1">
            <text:p>91.2</text:p>
          </table:table-cell>
          <table:table-cell office:value-type="float" office:value="8.4" table:style-name="ce1">
            <text:p>8.4</text:p>
          </table:table-cell>
          <table:table-cell table:number-columns-repeated="16378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62" table:style-name="ce1">
            <text:p>62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24.5" table:style-name="ce1">
            <text:p>24.5</text:p>
          </table:table-cell>
          <table:table-cell office:value-type="float" office:value="75.5" table:style-name="ce1">
            <text:p>75.5</text:p>
          </table:table-cell>
          <table:table-cell table:number-columns-repeated="16378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62.6" table:style-name="ce1">
            <text:p>62.6</text:p>
          </table:table-cell>
          <table:table-cell office:value-type="float" office:value="16.5" table:style-name="ce1">
            <text:p>16.5</text:p>
          </table:table-cell>
          <table:table-cell office:value-type="float" office:value="0" table:style-name="ce1">
            <text:p>0</text:p>
          </table:table-cell>
          <table:table-cell office:value-type="float" office:value="20.9" table:style-name="ce1">
            <text:p>20.9</text:p>
          </table:table-cell>
          <table:table-cell office:value-type="float" office:value="79.099999999999994" table:style-name="ce1">
            <text:p>79.1</text:p>
          </table:table-cell>
          <table:table-cell table:number-columns-repeated="16378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13.1" table:style-name="ce1">
            <text:p>13.1</text:p>
          </table:table-cell>
          <table:table-cell office:value-type="float" office:value="25.2" table:style-name="ce1">
            <text:p>25.2</text:p>
          </table:table-cell>
          <table:table-cell office:value-type="float" office:value="0" table:style-name="ce1">
            <text:p>0</text:p>
          </table:table-cell>
          <table:table-cell office:value-type="float" office:value="61.7" table:style-name="ce1">
            <text:p>61.7</text:p>
          </table:table-cell>
          <table:table-cell office:value-type="float" office:value="38.299999999999997" table:style-name="ce1">
            <text:p>38.3</text:p>
          </table:table-cell>
          <table:table-cell table:number-columns-repeated="16378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25.9" table:style-name="ce1">
            <text:p>25.9</text:p>
          </table:table-cell>
          <table:table-cell office:value-type="float" office:value="22.9" table:style-name="ce1">
            <text:p>22.9</text:p>
          </table:table-cell>
          <table:table-cell office:value-type="float" office:value="0" table:style-name="ce1">
            <text:p>0</text:p>
          </table:table-cell>
          <table:table-cell office:value-type="float" office:value="51.2" table:style-name="ce1">
            <text:p>51.2</text:p>
          </table:table-cell>
          <table:table-cell office:value-type="float" office:value="48.8" table:style-name="ce1">
            <text:p>48.8</text:p>
          </table:table-cell>
          <table:table-cell table:number-columns-repeated="16378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10.7" table:style-name="ce1">
            <text:p>10.7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22.6" table:style-name="ce1">
            <text:p>22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0.2" table:style-name="ce1">
            <text:p>30.2</text:p>
          </table:table-cell>
          <table:table-cell office:value-type="float" office:value="15.25" table:style-name="ce1">
            <text:p>15.25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54.483333333333327" table:style-name="ce1">
            <text:p>54.48333333</text:p>
          </table:table-cell>
          <table:table-cell office:value-type="float" office:value="45.45000000000001" table:style-name="ce1">
            <text:p>45.4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6.8" table:style-name="ce1">
            <text:p>6.8</text:p>
          </table:table-cell>
          <table:table-cell office:value-type="float" office:value="1.4" table:style-name="ce1">
            <text:p>1.4</text:p>
          </table:table-cell>
          <table:table-cell office:value-type="float" office:value="0.4" table:style-name="ce1">
            <text:p>0.4</text:p>
          </table:table-cell>
          <table:table-cell office:value-type="float" office:value="91.4" table:style-name="ce1">
            <text:p>91.4</text:p>
          </table:table-cell>
          <table:table-cell office:value-type="float" office:value="8.1999999999999993" table:style-name="ce1">
            <text:p>8.2</text:p>
          </table:table-cell>
          <table:table-cell table:number-columns-repeated="16378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60" table:style-name="ce1">
            <text:p>60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26.9" table:style-name="ce1">
            <text:p>26.9</text:p>
          </table:table-cell>
          <table:table-cell office:value-type="float" office:value="73.099999999999994" table:style-name="ce1">
            <text:p>73.1</text:p>
          </table:table-cell>
          <table:table-cell table:number-columns-repeated="16378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67.8" table:style-name="ce1">
            <text:p>67.8</text:p>
          </table:table-cell>
          <table:table-cell office:value-type="float" office:value="15.6" table:style-name="ce1">
            <text:p>15.6</text:p>
          </table:table-cell>
          <table:table-cell office:value-type="float" office:value="0" table:style-name="ce1">
            <text:p>0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83.399999999999991" table:style-name="ce1">
            <text:p>83.4</text:p>
          </table:table-cell>
          <table:table-cell table:number-columns-repeated="16378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13.3" table:style-name="ce1">
            <text:p>13.3</text:p>
          </table:table-cell>
          <table:table-cell office:value-type="float" office:value="25.6" table:style-name="ce1">
            <text:p>25.6</text:p>
          </table:table-cell>
          <table:table-cell office:value-type="float" office:value="0" table:style-name="ce1">
            <text:p>0</text:p>
          </table:table-cell>
          <table:table-cell office:value-type="float" office:value="61.1" table:style-name="ce1">
            <text:p>61.1</text:p>
          </table:table-cell>
          <table:table-cell office:value-type="float" office:value="38.900000000000006" table:style-name="ce1">
            <text:p>38.9</text:p>
          </table:table-cell>
          <table:table-cell table:number-columns-repeated="16378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27.9" table:style-name="ce1">
            <text:p>27.9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0.2" table:style-name="ce1">
            <text:p>0.2</text:p>
          </table:table-cell>
          <table:table-cell office:value-type="float" office:value="53.4" table:style-name="ce1">
            <text:p>53.4</text:p>
          </table:table-cell>
          <table:table-cell office:value-type="float" office:value="46.5" table:style-name="ce1">
            <text:p>46.5</text:p>
          </table:table-cell>
          <table:table-cell table:number-columns-repeated="16378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9.4" table:style-name="ce1">
            <text:p>9.4</text:p>
          </table:table-cell>
          <table:table-cell office:value-type="float" office:value="13.6" table:style-name="ce1">
            <text:p>13.6</text:p>
          </table:table-cell>
          <table:table-cell office:value-type="float" office:value="0" table:style-name="ce1">
            <text:p>0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0.866666666666671" table:style-name="ce1">
            <text:p>30.86666667</text:p>
          </table:table-cell>
          <table:table-cell office:value-type="float" office:value="14.65" table:style-name="ce1">
            <text:p>14.65</text:p>
          </table:table-cell>
          <table:table-cell office:value-type="float" office:value="0.10000000000000002" table:style-name="ce1">
            <text:p>0.1</text:p>
          </table:table-cell>
          <table:table-cell office:value-type="float" office:value="54.383333333333333" table:style-name="ce1">
            <text:p>54.38333333</text:p>
          </table:table-cell>
          <table:table-cell office:value-type="float" office:value="45.516666666666673" table:style-name="ce1">
            <text:p>45.51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30M52.000S" table:style-name="ce9">
            <text:p>15:30:52</text:p>
          </table:table-cell>
          <table:table-cell office:value-type="float" office:value="6.9" table:style-name="ce1">
            <text:p>6.9</text:p>
          </table:table-cell>
          <table:table-cell office:value-type="float" office:value="1.3" table:style-name="ce1">
            <text:p>1.3</text:p>
          </table:table-cell>
          <table:table-cell office:value-type="float" office:value="0.1" table:style-name="ce1">
            <text:p>0.1</text:p>
          </table:table-cell>
          <table:table-cell office:value-type="float" office:value="91.7" table:style-name="ce1">
            <text:p>91.7</text:p>
          </table:table-cell>
          <table:table-cell office:value-type="float" office:value="8.2000000000000011" table:style-name="ce1">
            <text:p>8.2</text:p>
          </table:table-cell>
          <table:table-cell table:number-columns-repeated="16378"/>
        </table:table-row>
        <table:table-row table:style-name="ro1">
          <table:table-cell office:value-type="time" office:time-value="PT984807H31M22.000S" table:style-name="ce9">
            <text:p>15:31:22</text:p>
          </table:table-cell>
          <table:table-cell office:value-type="float" office:value="60.7" table:style-name="ce1">
            <text:p>60.7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time" office:time-value="PT984807H31M52.000S" table:style-name="ce9">
            <text:p>15:31:52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16.7" table:style-name="ce1">
            <text:p>16.7</text:p>
          </table:table-cell>
          <table:table-cell office:value-type="float" office:value="83.199999999999989" table:style-name="ce1">
            <text:p>83.2</text:p>
          </table:table-cell>
          <table:table-cell table:number-columns-repeated="16378"/>
        </table:table-row>
        <table:table-row table:style-name="ro1">
          <table:table-cell office:value-type="time" office:time-value="PT984807H32M22.000S" table:style-name="ce9">
            <text:p>15:32:22</text:p>
          </table:table-cell>
          <table:table-cell office:value-type="float" office:value="12.4" table:style-name="ce1">
            <text:p>12.4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.4" table:style-name="ce1">
            <text:p>0.4</text:p>
          </table:table-cell>
          <table:table-cell office:value-type="float" office:value="69.3" table:style-name="ce1">
            <text:p>69.3</text:p>
          </table:table-cell>
          <table:table-cell office:value-type="float" office:value="30.299999999999997" table:style-name="ce1">
            <text:p>30.3</text:p>
          </table:table-cell>
          <table:table-cell table:number-columns-repeated="16378"/>
        </table:table-row>
        <table:table-row table:style-name="ro1">
          <table:table-cell office:value-type="time" office:time-value="PT984807H32M52.000S" table:style-name="ce9">
            <text:p>15:32:52</text:p>
          </table:table-cell>
          <table:table-cell office:value-type="float" office:value="28.2" table:style-name="ce1">
            <text:p>28.2</text:p>
          </table:table-cell>
          <table:table-cell office:value-type="float" office:value="24.9" table:style-name="ce1">
            <text:p>24.9</text:p>
          </table:table-cell>
          <table:table-cell office:value-type="float" office:value="0.2" table:style-name="ce1">
            <text:p>0.2</text:p>
          </table:table-cell>
          <table:table-cell office:value-type="float" office:value="46.7" table:style-name="ce1">
            <text:p>46.7</text:p>
          </table:table-cell>
          <table:table-cell office:value-type="float" office:value="53.099999999999994" table:style-name="ce1">
            <text:p>53.1</text:p>
          </table:table-cell>
          <table:table-cell table:number-columns-repeated="16378"/>
        </table:table-row>
        <table:table-row table:style-name="ro1">
          <table:table-cell office:value-type="time" office:time-value="PT984807H33M22.000S" table:style-name="ce9">
            <text:p>15:33:22</text:p>
          </table:table-cell>
          <table:table-cell office:value-type="float" office:value="12" table:style-name="ce1">
            <text:p>1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.3" table:style-name="ce1">
            <text:p>0.3</text:p>
          </table:table-cell>
          <table:table-cell office:value-type="float" office:value="78.8" table:style-name="ce1">
            <text:p>78.8</text:p>
          </table:table-cell>
          <table:table-cell office:value-type="float" office:value="20.8" table:style-name="ce1">
            <text:p>20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216666666666665" table:style-name="ce1">
            <text:p>31.21666667</text:p>
          </table:table-cell>
          <table:table-cell office:value-type="float" office:value="14.049999999999999" table:style-name="ce1">
            <text:p>14.05</text:p>
          </table:table-cell>
          <table:table-cell office:value-type="float" office:value="0.16666666666666666" table:style-name="ce1">
            <text:p>0.166666667</text:p>
          </table:table-cell>
          <table:table-cell office:value-type="float" office:value="54.533333333333331" table:style-name="ce1">
            <text:p>54.53333333</text:p>
          </table:table-cell>
          <table:table-cell office:value-type="float" office:value="45.266666666666659" table:style-name="ce1">
            <text:p>45.2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Afour</dc:creator>
    <meta:creation-date>2012-05-04T10:40:26Z</meta:creation-date>
    <dc:date>2012-05-04T10:45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